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漢儀中等線繁" svg:font-family="漢儀中等線繁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language-asian="zh" style:country-asian="TW" style:font-size-complex="16pt"/>
    </style:style>
    <style:style style:name="P2" style:family="paragraph" style:parent-style-name="Standard">
      <style:text-properties fo:color="#000080" fo:font-size="16pt" fo:font-weight="normal" style:font-name-asian="標楷體" style:font-size-asian="16pt" style:language-asian="zh" style:country-asian="TW" style:font-weight-asian="normal" style:font-size-complex="16pt" style:font-weight-complex="normal"/>
    </style:style>
    <style:style style:name="P3" style:family="paragraph" style:parent-style-name="Standard">
      <style:text-properties fo:color="#000080" fo:font-size="18pt" fo:font-weight="normal" style:font-name-asian="標楷體" style:font-size-asian="18pt" style:language-asian="zh" style:country-asian="TW" style:font-weight-asian="normal" style:font-size-complex="18pt" style:font-weight-complex="normal"/>
    </style:style>
    <style:style style:name="T1" style:family="text">
      <style:text-properties fo:color="#000080" fo:font-weight="normal" style:font-name-asian="標楷體" style:font-weight-asian="normal" style:font-weight-complex="normal"/>
    </style:style>
    <style:style style:name="T2" style:family="text">
      <style:text-properties fo:color="#000080" fo:font-size="18pt" fo:font-weight="normal" style:font-name-asian="標楷體" style:font-size-asian="18pt" style:font-weight-asian="normal" style:font-size-complex="18pt" style:font-weight-complex="normal"/>
    </style:style>
    <style:style style:name="T3" style:family="text">
      <style:text-properties fo:color="#000080" fo:font-size="20pt" fo:font-weight="normal" style:font-name-asian="標楷體" style:font-size-asian="20pt" style:font-weight-asian="normal" style:font-size-complex="20pt" style:font-weight-complex="normal"/>
    </style:style>
    <style:style style:name="T4" style:family="text">
      <style:text-properties fo:color="#000080" fo:font-size="22pt" fo:font-weight="normal" style:font-name-asian="標楷體" style:font-size-asian="22pt" style:font-weight-asian="normal" style:font-size-complex="22pt" style:font-weight-complex="normal"/>
    </style:style>
    <style:style style:name="T5" style:family="text">
      <style:text-properties fo:color="#000080" fo:font-size="40pt" fo:font-weight="normal" style:font-name-asian="標楷體" style:font-size-asian="40pt" style:font-weight-asian="normal" style:font-size-complex="40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text:span text:style-name="T2">我的暑假生活 <text:s text:c="4"/>六甲李小明</text:span></text:p>
      <text:p text:style-name="P3"><text:s text:c="2"/>今年的暑假，是我人生中最難忘的一個暑假，有快樂、有悲傷。快樂的事情有：認識了好多新朋友；難過的事情有：八八水災造成了許多人的家園變色，有家歸不得。</text:p>
      <text:p text:style-name="P3"><text:s text:c="2"/>俗話說得好：「在家靠父母，出門靠朋友</text:p>
      <text:p text:style-name="P3">。」</text:p>
      <text:p text:style-name="P3"/>
      <text:p text:style-name="P3"/>
      <text:p text:style-name="P3"/>
      <text:p text:style-name="P3"/>
      <text:p text:style-name="P3"/>
      <text:p text:style-name="P2"><text:span text:style-name="T6">12</text:span><text:span text:style-name="T9">我的暑假生活</text:span></text:p>
      <text:p text:style-name="P2"><text:span text:style-name="T6">14</text:span><text:span text:style-name="T10">我的暑假生活</text:span></text:p>
      <text:p text:style-name="P2"><text:span text:style-name="T6">16</text:span>我的暑假生活</text:p>
      <text:p text:style-name="P2"><text:span text:style-name="T6">18我的暑假生活</text:span></text:p>
      <text:p text:style-name="P2"><text:span text:style-name="T6">20</text:span><text:span text:style-name="T7">我的暑假生活</text:span></text:p>
      <text:p text:style-name="P2"><text:span text:style-name="T6">22</text:span><text:span text:style-name="T8">我的暑假生活</text:span></text:p>
      <text:p text:style-name="P2"><text:span text:style-name="T6">24</text:span><text:span text:style-name="T11">我的暑假生活</text:span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漢儀中等線繁" svg:font-family="漢儀中等線繁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tb-rl" style:layout-grid-color="#006b6b" style:layout-grid-lines="20" style:layout-grid-base-height="0.848cm" style:layout-grid-ruby-height="0.353cm" style:layout-grid-mode="both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SSIIOffice/2.3$Win32 OpenOffice.org_project/680m9$Build-9238</meta:generator>
    <meta:creation-date>2009-09-17T04:11:01</meta:creation-date>
    <dc:date>2009-09-27T09:24:53</dc:date>
    <meta:editing-cycles>5</meta:editing-cycles>
    <meta:editing-duration>PT51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82" meta:character-count="173"/>
  </office:meta>
</office:document-meta>
</file>